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2000001EC85046AE5598F21B8.png" manifest:media-type="image/png"/>
  <manifest:file-entry manifest:full-path="Pictures/10000001000002E2000001EC8613DA5BC96F198A.png" manifest:media-type="image/png"/>
  <manifest:file-entry manifest:full-path="Pictures/10000001000002E2000001ECE0AEF0F74D8E85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4.4618in" draw:z-index="0"><draw:image xlink:href="Pictures/10000001000002E2000001ECE0AEF0F74D8E85F0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" text:anchor-type="char" svg:width="6.6929in" svg:height="4.4618in" draw:z-index="1"><draw:image xlink:href="Pictures/10000001000002E2000001EC8613DA5BC96F198A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3" text:anchor-type="char" svg:width="6.6929in" svg:height="4.4618in" draw:z-index="2"><draw:image xlink:href="Pictures/10000001000002E2000001EC85046AE5598F21B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8:53:57.242952661</meta:creation-date>
    <meta:generator>LibreOffice/7.3.7.2$Linux_X86_64 LibreOffice_project/30$Build-2</meta:generator>
    <dc:date>2023-11-21T09:45:56.049332419</dc:date>
    <meta:editing-duration>PT51M58S</meta:editing-duration>
    <meta:editing-cycles>4</meta:editing-cycles>
    <meta:document-statistic meta:table-count="0" meta:image-count="3" meta:object-count="0" meta:page-count="5" meta:paragraph-count="0" meta:word-count="0" meta:character-count="0" meta:non-whitespace-character-count="0"/>
  </office:meta>
</office:document-meta>
</file>